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riers" style:family="table">
      <style:table-properties style:width="25.709cm" fo:margin-left="0cm" table:align="left" style:shadow="none"/>
    </style:style>
    <style:style style:name="courriers.A" style:family="table-column">
      <style:table-column-properties style:column-width="10.892cm"/>
    </style:style>
    <style:style style:name="courriers.B" style:family="table-column">
      <style:table-column-properties style:column-width="11.201cm"/>
    </style:style>
    <style:style style:name="courriers.C" style:family="table-column">
      <style:table-column-properties style:column-width="3.616cm"/>
    </style:style>
    <style:style style:name="courriers.A1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courriers.C1" style:family="table-cell">
      <style:table-cell-properties fo:background-color="transparent" fo:padding="0.049cm" fo:border="0.05pt solid #808080">
        <style:background-image/>
      </style:table-cell-properties>
    </style:style>
    <style:style style:name="courriers.A2" style:family="table-cell">
      <style:table-cell-properties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courriers.C2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12pt" style:font-size-asian="10.5pt" style:font-size-complex="12pt"/>
    </style:style>
    <style:style style:name="P3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1" officeooo:rsid="002c0e86" style:font-name-asian="Liberation Sans1" style:font-name-complex="Liberation Sans1"/>
    </style:style>
    <style:style style:name="T3" style:family="text">
      <style:text-properties officeooo:rsid="0043a89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rvice traitant">
        <text:h text:style-name="Heading_20_1" text:outline-level="1"><office:annotation><dc:creator>sge</dc:creator><dc:date>2017-02-21T09:03:16</dc:date><text:p text:style-name="P4"><text:span text:style-name="T4">do section- for tg in sorted(by_tg.keys())</text:span>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table:style-name="courriers.A1" office:value-type="string">
                <text:p text:style-name="P3"><office:annotation><dc:creator>sge</dc:creator><dc:date>2017-02-21T09:36:42</dc:date><text:p text:style-name="P4"><text:span text:style-name="T4">do table with mails=sorted(by_tg[tg]['mails'], lambda x, y: cmp(x.internal_reference_no, y.internal_reference_no))</text:span></text:p></office:annotation>Titre</text:p>
              </table:table-cell>
              <table:table-cell table:style-name="courriers.A1" office:value-type="string">
                <text:p text:style-name="P3">Expéditeur</text:p>
              </table:table-cell>
              <table:table-cell table:style-name="courriers.C1" office:value-type="string">
                <text:p text:style-name="P3">Date réception</text:p>
              </table:table-cell>
            </table:table-row>
          </table:table-header-rows>
          <table:table-row>
            <table:table-cell table:style-name="courriers.A2" office:value-type="string">
              <text:p text:style-name="P2"><office:annotation><dc:creator>sge</dc:creator><dc:date>2017-02-21T09:42:35</dc:date><text:p text:style-name="P4"><text:span text:style-name="T4">do row for mail in mails</text:span></text:p></office:annotation><text:span text:style-name="T1"><text:text-input text:description="">mail.Title()</text:text-input></text:span></text:p>
            </table:table-cell>
            <table:table-cell table:style-name="courriers.A2" office:value-type="string">
              <text:p text:style-name="P2"><text:text-input text:description="">mail.sender and mail.sender.to_object.Title() or '-'</text:text-input></text:p>
            </table:table-cell>
            <table:table-cell table:style-name="courriers.C2"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13T10:16:57.196537099</dc:date>
    <dc:creator>sge</dc:creator>
    <meta:editing-duration>PT2H31M33S</meta:editing-duration>
    <meta:editing-cycles>28</meta:editing-cycles>
    <meta:document-statistic meta:table-count="1" meta:image-count="0" meta:object-count="0" meta:page-count="1" meta:paragraph-count="8" meta:word-count="26" meta:character-count="197" meta:non-whitespace-character-count="187"/>
  </office:meta>
</office:document-meta>
</file>